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Arabic Naskh" svg:font-family="'Droid Arabic Naskh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.365cm"/>
    </style:style>
    <style:style style:name="gr4" style:family="graphic" style:parent-style-name="standard">
      <style:graphic-properties draw:stroke="none" svg:stroke-color="#000000" draw:fill="solid" draw:fill-color="#333333" draw:auto-grow-height="false" fo:wrap-option="wrap"/>
    </style:style>
    <style:style style:name="gr5" style:family="graphic" style:parent-style-name="standard">
      <style:graphic-properties draw:stroke="solid" svg:stroke-width="0.025cm" svg:stroke-color="#333333" draw:marker-start-width="0.237cm" draw:marker-end-width="0.237cm" draw:fill="none" draw:fill-color="#333333" draw:fill-hatch-solid="false" draw:opacity="100%" fo:padding-top="0.112cm" fo:padding-bottom="0.112cm" fo:padding-left="0.237cm" fo:padding-right="0.237cm"/>
    </style:style>
    <style:style style:name="gr6" style:family="graphic" style:parent-style-name="standard">
      <style:graphic-properties draw:stroke="none" svg:stroke-color="#ffffff" draw:fill="solid" draw:fill-color="#808080" draw:fill-hatch-solid="false" draw:opacity="100%"/>
    </style:style>
    <style:style style:name="gr7" style:family="graphic" style:parent-style-name="standard">
      <style:graphic-properties draw:stroke="none" svg:stroke-color="#ffffff" draw:fill="solid" draw:fill-color="#333333" draw:opacity="100%"/>
    </style:style>
    <style:style style:name="gr8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2cm" fo:min-width="1.175cm"/>
    </style:style>
    <style:style style:name="gr10" style:family="graphic" style:parent-style-name="standard">
      <style:graphic-properties draw:stroke="none" svg:stroke-color="#ffffff" draw:fill="solid" draw:fill-color="#dddddd" draw: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font-name="Droid Arabic Naskh" style:font-name-complex="Droid Arabic Naskh"/>
    </style:style>
    <style:style style:name="P4" style:family="paragraph">
      <style:text-properties style:font-name="Droid Arabic Naskh" fo:font-size="14pt" style:font-size-asian="14pt" style:font-name-complex="Droid Arabic Naskh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style:font-name="Droid Arabic Naskh" fo:font-size="22pt" style:font-size-asian="22pt" style:font-name-complex="Droid Arabic Naskh" style:font-size-complex="22pt"/>
    </style:style>
    <style:style style:name="T1" style:family="text">
      <style:text-properties style:font-name="Droid Arabic Naskh" fo:font-size="14pt" style:font-size-asian="14pt" style:font-name-complex="Droid Arabic Naskh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Droid Arabic Naskh" fo:font-size="22pt" style:font-size-asian="22pt" style:font-name-complex="Droid Arabic Naskh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1.778cm" svg:x="1cm" svg:y="5.0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39cm" svg:height="1.778cm" svg:x="12.938cm" svg:y="5.0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39cm" svg:height="1.778cm" svg:x="1.127cm" svg:y="12.3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39cm" svg:height="1.778cm" svg:x="13.065cm" svg:y="12.3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39cm" svg:height="1.778cm" svg:x="1.381cm" svg:y="14.9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39cm" svg:height="1.778cm" svg:x="13.319cm" svg:y="14.9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39cm" svg:height="1.778cm" svg:x="1cm" svg:y="22.2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39cm" svg:height="1.778cm" svg:x="12.938cm" svg:y="22.2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39cm" svg:height="1.778cm" svg:x="7.504cm" svg:y="10.0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39cm" svg:height="1.778cm" svg:x="7.604cm" svg:y="17.4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67cm" svg:height="2.157cm" svg:x="10.76cm" svg:y="17.18cm">
          <draw:text-box>
            <text:p text:style-name="P1"><text:span text:style-name="T1">بِنت</text:span></text:p>
            <text:p text:style-name="P1"><text:span text:style-name="T1">اُخ</text:span><text:span text:style-name="T2">ت</text:span></text:p>
          </draw:text-box>
        </draw:frame>
        <draw:frame draw:style-name="gr2" draw:text-style-name="P3" draw:layer="layout" svg:width="1.145cm" svg:height="2.157cm" svg:x="9.198cm" svg:y="17.161cm">
          <draw:text-box>
            <text:p text:style-name="P1"><text:span text:style-name="T1">اِبن</text:span></text:p>
            <text:p text:style-name="P1"><text:span text:style-name="T1">اخ</text:span></text:p>
          </draw:text-box>
        </draw:frame>
        <draw:frame draw:style-name="gr3" draw:text-style-name="P4" draw:layer="layout" svg:width="1.865cm" svg:height="1.47cm" svg:x="11.027cm" svg:y="10.756cm">
          <draw:text-box>
            <text:p><text:span text:style-name="T1">والِدة</text:span></text:p>
          </draw:text-box>
        </draw:frame>
        <draw:custom-shape draw:style-name="gr4" draw:layer="layout" svg:width="0.457cm" svg:height="0.457cm" svg:x="10.396cm" svg:y="12.737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g>
          <draw:path draw:style-name="gr5" draw:layer="layout" svg:width="0.355cm" svg:height="0.354cm" svg:x="9.612cm" svg:y="14.931cm" svg:viewBox="0 0 356 355" svg:d="M178 355c98 0 178-79 178-178 0-97-80-177-178-177s-178 80-178 177c0 99 80 178 178 178z">
            <text:p/>
          </draw:path>
          <draw:path draw:style-name="gr5" draw:layer="layout" svg:width="0.926cm" svg:height="1.781cm" svg:x="9.326cm" svg:y="15.322cm" svg:viewBox="0 0 927 1782" svg:d="M224 1682c0 56 44 100 99 100s100-44 100-100v-833h83v833c0 56 45 100 100 100s99-44 99-100v-1437h83v530c0 107 139 107 139 0v-542c0-117-92-232-230-232l-470-1c-126 0-227 103-227 230v545c0 105 140 105 140 0v-530h84z">
            <text:p/>
          </draw:path>
        </draw:g>
        <draw:g>
          <draw:path draw:style-name="gr5" draw:layer="layout" svg:width="1.106cm" svg:height="1.779cm" svg:x="10.959cm" svg:y="15.324cm" svg:viewBox="0 0 1107 1780" svg:d="M719 0c124 0 213 102 232 158l152 500c30 107-107 152-139 47l-137-459h-79l229 816h-219v637c0 108-163 108-163 0v-641h-83v640c0 109-164 109-164 0v-636h-219l227-816h-75l-138 461c-32 100-170 59-138-49l152-500c16-57 88-158 213-158z">
            <text:p/>
          </draw:path>
          <draw:path draw:style-name="gr5" draw:layer="layout" svg:width="0.354cm" svg:height="0.355cm" svg:x="11.335cm" svg:y="14.932cm" svg:viewBox="0 0 355 356" svg:d="M178 356c97 0 177-80 177-178s-80-178-177-178c-99 0-178 80-178 178s79 178 178 178z">
            <text:p/>
          </draw:path>
        </draw:g>
        <draw:g>
          <draw:path draw:style-name="gr6" draw:layer="layout" svg:width="1.106cm" svg:height="1.779cm" svg:x="11.306cm" svg:y="12.495cm" svg:viewBox="0 0 1107 1780" svg:d="M719 0c124 0 213 102 232 158l152 500c30 107-107 152-139 47l-137-459h-79l229 816h-219v637c0 108-163 108-163 0v-641h-83v640c0 109-164 109-164 0v-636h-219l227-816h-75l-138 461c-32 100-170 59-138-49l152-500c16-57 88-158 213-158z">
            <text:p/>
          </draw:path>
          <draw:path draw:style-name="gr6" draw:layer="layout" svg:width="0.354cm" svg:height="0.355cm" svg:x="11.682cm" svg:y="12.103cm" svg:viewBox="0 0 355 356" svg:d="M178 356c97 0 177-80 177-178s-80-178-177-178c-99 0-178 80-178 178s79 178 178 178z">
            <text:p/>
          </draw:path>
        </draw:g>
        <draw:g>
          <draw:path draw:style-name="gr7" draw:layer="layout" svg:width="0.355cm" svg:height="0.354cm" svg:x="9.211cm" svg:y="12.102cm" svg:viewBox="0 0 356 355" svg:d="M178 355c98 0 178-79 178-178 0-97-80-177-178-177s-178 80-178 177c0 99 80 178 178 178z">
            <text:p/>
          </draw:path>
          <draw:path draw:style-name="gr7" draw:layer="layout" svg:width="0.926cm" svg:height="1.781cm" svg:x="8.925cm" svg:y="12.493cm" svg:viewBox="0 0 927 1782" svg:d="M224 1682c0 56 44 100 99 100s100-44 100-100v-833h83v833c0 56 45 100 100 100s99-44 99-100v-1437h83v530c0 107 139 107 139 0v-542c0-117-92-232-230-232l-470-1c-126 0-227 103-227 230v545c0 105 140 105 140 0v-530h84z">
            <text:p/>
          </draw:path>
        </draw:g>
        <draw:frame draw:style-name="gr8" draw:text-style-name="P5" draw:layer="layout" svg:width="1.311cm" svg:height="1.204cm" svg:x="8.714cm" svg:y="10.756cm">
          <draw:text-box>
            <text:p><text:span text:style-name="T1">والِد</text:span></text:p>
          </draw:text-box>
        </draw:frame>
        <draw:frame draw:style-name="gr2" draw:text-style-name="P5" draw:layer="layout" svg:width="2.365cm" svg:height="1.204cm" svg:x="4.567cm" svg:y="15.756cm">
          <draw:text-box>
            <text:p><text:span text:style-name="T1">زَوجة عمّ</text:span></text:p>
          </draw:text-box>
        </draw:frame>
        <draw:frame draw:style-name="gr2" draw:text-style-name="P5" draw:layer="layout" svg:width="1.107cm" svg:height="1.204cm" svg:x="2.702cm" svg:y="15.756cm">
          <draw:text-box>
            <text:p><text:span text:style-name="T1">عمّ</text:span></text:p>
          </draw:text-box>
        </draw:frame>
        <draw:frame draw:style-name="gr2" draw:text-style-name="P5" draw:layer="layout" svg:width="2.627cm" svg:height="1.204cm" svg:x="16.847cm" svg:y="15.656cm">
          <draw:text-box>
            <text:p><text:span text:style-name="T1">زَوجة خال</text:span></text:p>
          </draw:text-box>
        </draw:frame>
        <draw:frame draw:style-name="gr2" draw:text-style-name="P5" draw:layer="layout" svg:width="1.37cm" svg:height="1.204cm" svg:x="14.934cm" svg:y="15.656cm">
          <draw:text-box>
            <text:p><text:span text:style-name="T1">خال</text:span></text:p>
          </draw:text-box>
        </draw:frame>
        <draw:frame draw:style-name="gr2" draw:text-style-name="P6" draw:layer="layout" svg:width="2.098cm" svg:height="1.737cm" svg:x="9.47cm" svg:y="6.442cm">
          <draw:text-box>
            <text:p><text:span text:style-name="T3">عائلة</text:span></text:p>
          </draw:text-box>
        </draw:frame>
        <draw:frame draw:style-name="gr9" draw:text-style-name="P4" draw:layer="layout" svg:width="1.675cm" svg:height="1.47cm" svg:x="17.497cm" svg:y="5.83cm">
          <draw:text-box>
            <text:p><text:span text:style-name="T1">خالة</text:span></text:p>
          </draw:text-box>
        </draw:frame>
        <draw:frame draw:style-name="gr2" draw:layer="layout" svg:width="2.403cm" svg:height="1.204cm" svg:x="14.484cm" svg:y="5.83cm">
          <draw:text-box>
            <text:p><text:span text:style-name="T1">زَوج خالة</text:span></text:p>
          </draw:text-box>
        </draw:frame>
        <draw:frame draw:style-name="gr2" draw:text-style-name="P5" draw:layer="layout" svg:width="1.311cm" svg:height="1.204cm" svg:x="5.032cm" svg:y="5.876cm">
          <draw:text-box>
            <text:p><text:span text:style-name="T1">عمّة</text:span></text:p>
          </draw:text-box>
        </draw:frame>
        <draw:frame draw:style-name="gr2" draw:text-style-name="P5" draw:layer="layout" svg:width="2.297cm" svg:height="1.204cm" svg:x="2.067cm" svg:y="5.876cm">
          <draw:text-box>
            <text:p><text:span text:style-name="T1">زَوج عمّة</text:span></text:p>
          </draw:text-box>
        </draw:frame>
        <draw:custom-shape draw:style-name="gr4" draw:layer="layout" svg:width="0.457cm" svg:height="0.457cm" svg:x="16.676cm" svg:y="17.646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g>
          <draw:path draw:style-name="gr10" draw:layer="layout" svg:width="0.355cm" svg:height="0.354cm" svg:x="15.692cm" svg:y="19.84cm" svg:viewBox="0 0 356 355" svg:d="M178 355c98 0 178-79 178-178 0-97-80-177-178-177s-178 80-178 177c0 99 80 178 178 178z">
            <text:p/>
          </draw:path>
          <draw:path draw:style-name="gr10" draw:layer="layout" svg:width="0.926cm" svg:height="1.781cm" svg:x="15.406cm" svg:y="20.231cm" svg:viewBox="0 0 927 1782" svg:d="M224 1682c0 56 44 100 99 100s100-44 100-100v-833h83v833c0 56 45 100 100 100s99-44 99-100v-1437h83v530c0 107 139 107 139 0v-542c0-117-92-232-230-232l-470-1c-126 0-227 103-227 230v545c0 105 140 105 140 0v-530h84z">
            <text:p/>
          </draw:path>
        </draw:g>
        <draw:g>
          <draw:path draw:style-name="gr10" draw:layer="layout" svg:width="1.106cm" svg:height="1.779cm" svg:x="17.439cm" svg:y="20.233cm" svg:viewBox="0 0 1107 1780" svg:d="M719 0c124 0 213 102 232 158l152 500c30 107-107 152-139 47l-137-459h-79l229 816h-219v637c0 108-163 108-163 0v-641h-83v640c0 109-164 109-164 0v-636h-219l227-816h-75l-138 461c-32 100-170 59-138-49l152-500c16-57 88-158 213-158z">
            <text:p/>
          </draw:path>
          <draw:path draw:style-name="gr10" draw:layer="layout" svg:width="0.354cm" svg:height="0.355cm" svg:x="17.815cm" svg:y="19.841cm" svg:viewBox="0 0 355 356" svg:d="M178 356c97 0 177-80 177-178s-80-178-177-178c-99 0-178 80-178 178s79 178 178 178z">
            <text:p/>
          </draw:path>
        </draw:g>
        <draw:g>
          <draw:path draw:style-name="gr10" draw:layer="layout" svg:width="1.106cm" svg:height="1.779cm" svg:x="17.586cm" svg:y="17.404cm" svg:viewBox="0 0 1107 1780" svg:d="M719 0c124 0 213 102 232 158l152 500c30 107-107 152-139 47l-137-459h-79l229 816h-219v637c0 108-163 108-163 0v-641h-83v640c0 109-164 109-164 0v-636h-219l227-816h-75l-138 461c-32 100-170 59-138-49l152-500c16-57 88-158 213-158z">
            <text:p/>
          </draw:path>
          <draw:path draw:style-name="gr10" draw:layer="layout" svg:width="0.354cm" svg:height="0.355cm" svg:x="17.962cm" svg:y="17.012cm" svg:viewBox="0 0 355 356" svg:d="M178 356c97 0 177-80 177-178s-80-178-177-178c-99 0-178 80-178 178s79 178 178 178z">
            <text:p/>
          </draw:path>
        </draw:g>
        <draw:g>
          <draw:path draw:style-name="gr6" draw:layer="layout" svg:width="0.355cm" svg:height="0.354cm" svg:x="15.491cm" svg:y="17.011cm" svg:viewBox="0 0 356 355" svg:d="M178 355c98 0 178-79 178-178 0-97-80-177-178-177s-178 80-178 177c0 99 80 178 178 178z">
            <text:p/>
          </draw:path>
          <draw:path draw:style-name="gr6" draw:layer="layout" svg:width="0.926cm" svg:height="1.781cm" svg:x="15.205cm" svg:y="17.402cm" svg:viewBox="0 0 927 1782" svg:d="M224 1682c0 56 44 100 99 100s100-44 100-100v-833h83v833c0 56 45 100 100 100s99-44 99-100v-1437h83v530c0 107 139 107 139 0v-542c0-117-92-232-230-232l-470-1c-126 0-227 103-227 230v545c0 105 140 105 140 0v-530h84z">
            <text:p/>
          </draw:path>
        </draw:g>
        <draw:custom-shape draw:style-name="gr4" draw:layer="layout" svg:width="0.457cm" svg:height="0.457cm" svg:x="16.676cm" svg:y="7.828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g>
          <draw:path draw:style-name="gr10" draw:layer="layout" svg:width="0.355cm" svg:height="0.354cm" svg:x="15.692cm" svg:y="10.022cm" svg:viewBox="0 0 356 355" svg:d="M178 355c98 0 178-79 178-178 0-97-80-177-178-177s-178 80-178 177c0 99 80 178 178 178z">
            <text:p/>
          </draw:path>
          <draw:path draw:style-name="gr10" draw:layer="layout" svg:width="0.926cm" svg:height="1.781cm" svg:x="15.406cm" svg:y="10.413cm" svg:viewBox="0 0 927 1782" svg:d="M224 1682c0 56 44 100 99 100s100-44 100-100v-833h83v833c0 56 45 100 100 100s99-44 99-100v-1437h83v530c0 107 139 107 139 0v-542c0-117-92-232-230-232l-470-1c-126 0-227 103-227 230v545c0 105 140 105 140 0v-530h84z">
            <text:p/>
          </draw:path>
        </draw:g>
        <draw:g>
          <draw:path draw:style-name="gr10" draw:layer="layout" svg:width="1.106cm" svg:height="1.779cm" svg:x="17.439cm" svg:y="10.415cm" svg:viewBox="0 0 1107 1780" svg:d="M719 0c124 0 213 102 232 158l152 500c30 107-107 152-139 47l-137-459h-79l229 816h-219v637c0 108-163 108-163 0v-641h-83v640c0 109-164 109-164 0v-636h-219l227-816h-75l-138 461c-32 100-170 59-138-49l152-500c16-57 88-158 213-158z">
            <text:p/>
          </draw:path>
          <draw:path draw:style-name="gr10" draw:layer="layout" svg:width="0.354cm" svg:height="0.355cm" svg:x="17.815cm" svg:y="10.023cm" svg:viewBox="0 0 355 356" svg:d="M178 356c97 0 177-80 177-178s-80-178-177-178c-99 0-178 80-178 178s79 178 178 178z">
            <text:p/>
          </draw:path>
        </draw:g>
        <draw:g>
          <draw:path draw:style-name="gr6" draw:layer="layout" svg:width="1.106cm" svg:height="1.779cm" svg:x="17.586cm" svg:y="7.586cm" svg:viewBox="0 0 1107 1780" svg:d="M719 0c124 0 213 102 232 158l152 500c30 107-107 152-139 47l-137-459h-79l229 816h-219v637c0 108-163 108-163 0v-641h-83v640c0 109-164 109-164 0v-636h-219l227-816h-75l-138 461c-32 100-170 59-138-49l152-500c16-57 88-158 213-158z">
            <text:p/>
          </draw:path>
          <draw:path draw:style-name="gr6" draw:layer="layout" svg:width="0.354cm" svg:height="0.355cm" svg:x="17.962cm" svg:y="7.194cm" svg:viewBox="0 0 355 356" svg:d="M178 356c97 0 177-80 177-178s-80-178-177-178c-99 0-178 80-178 178s79 178 178 178z">
            <text:p/>
          </draw:path>
        </draw:g>
        <draw:g>
          <draw:path draw:style-name="gr10" draw:layer="layout" svg:width="0.355cm" svg:height="0.354cm" svg:x="15.491cm" svg:y="7.193cm" svg:viewBox="0 0 356 355" svg:d="M178 355c98 0 178-79 178-178 0-97-80-177-178-177s-178 80-178 177c0 99 80 178 178 178z">
            <text:p/>
          </draw:path>
          <draw:path draw:style-name="gr10" draw:layer="layout" svg:width="0.926cm" svg:height="1.781cm" svg:x="15.205cm" svg:y="7.584cm" svg:viewBox="0 0 927 1782" svg:d="M224 1682c0 56 44 100 99 100s100-44 100-100v-833h83v833c0 56 45 100 100 100s99-44 99-100v-1437h83v530c0 107 139 107 139 0v-542c0-117-92-232-230-232l-470-1c-126 0-227 103-227 230v545c0 105 140 105 140 0v-530h84z">
            <text:p/>
          </draw:path>
        </draw:g>
        <draw:custom-shape draw:style-name="gr4" draw:layer="layout" svg:width="0.457cm" svg:height="0.457cm" svg:x="4.264cm" svg:y="17.646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g>
          <draw:path draw:style-name="gr10" draw:layer="layout" svg:width="0.355cm" svg:height="0.354cm" svg:x="3.28cm" svg:y="19.84cm" svg:viewBox="0 0 356 355" svg:d="M178 355c98 0 178-79 178-178 0-97-80-177-178-177s-178 80-178 177c0 99 80 178 178 178z">
            <text:p/>
          </draw:path>
          <draw:path draw:style-name="gr10" draw:layer="layout" svg:width="0.926cm" svg:height="1.781cm" svg:x="2.994cm" svg:y="20.231cm" svg:viewBox="0 0 927 1782" svg:d="M224 1682c0 56 44 100 99 100s100-44 100-100v-833h83v833c0 56 45 100 100 100s99-44 99-100v-1437h83v530c0 107 139 107 139 0v-542c0-117-92-232-230-232l-470-1c-126 0-227 103-227 230v545c0 105 140 105 140 0v-530h84z">
            <text:p/>
          </draw:path>
        </draw:g>
        <draw:g>
          <draw:path draw:style-name="gr10" draw:layer="layout" svg:width="1.106cm" svg:height="1.779cm" svg:x="5.027cm" svg:y="20.233cm" svg:viewBox="0 0 1107 1780" svg:d="M719 0c124 0 213 102 232 158l152 500c30 107-107 152-139 47l-137-459h-79l229 816h-219v637c0 108-163 108-163 0v-641h-83v640c0 109-164 109-164 0v-636h-219l227-816h-75l-138 461c-32 100-170 59-138-49l152-500c16-57 88-158 213-158z">
            <text:p/>
          </draw:path>
          <draw:path draw:style-name="gr10" draw:layer="layout" svg:width="0.354cm" svg:height="0.355cm" svg:x="5.403cm" svg:y="19.841cm" svg:viewBox="0 0 355 356" svg:d="M178 356c97 0 177-80 177-178s-80-178-177-178c-99 0-178 80-178 178s79 178 178 178z">
            <text:p/>
          </draw:path>
        </draw:g>
        <draw:g>
          <draw:path draw:style-name="gr10" draw:layer="layout" svg:width="1.106cm" svg:height="1.779cm" svg:x="5.174cm" svg:y="17.404cm" svg:viewBox="0 0 1107 1780" svg:d="M719 0c124 0 213 102 232 158l152 500c30 107-107 152-139 47l-137-459h-79l229 816h-219v637c0 108-163 108-163 0v-641h-83v640c0 109-164 109-164 0v-636h-219l227-816h-75l-138 461c-32 100-170 59-138-49l152-500c16-57 88-158 213-158z">
            <text:p/>
          </draw:path>
          <draw:path draw:style-name="gr10" draw:layer="layout" svg:width="0.354cm" svg:height="0.355cm" svg:x="5.55cm" svg:y="17.012cm" svg:viewBox="0 0 355 356" svg:d="M178 356c97 0 177-80 177-178s-80-178-177-178c-99 0-178 80-178 178s79 178 178 178z">
            <text:p/>
          </draw:path>
        </draw:g>
        <draw:g>
          <draw:path draw:style-name="gr7" draw:layer="layout" svg:width="0.355cm" svg:height="0.354cm" svg:x="3.079cm" svg:y="17.011cm" svg:viewBox="0 0 356 355" svg:d="M178 355c98 0 178-79 178-178 0-97-80-177-178-177s-178 80-178 177c0 99 80 178 178 178z">
            <text:p/>
          </draw:path>
          <draw:path draw:style-name="gr7" draw:layer="layout" svg:width="0.926cm" svg:height="1.781cm" svg:x="2.793cm" svg:y="17.402cm" svg:viewBox="0 0 927 1782" svg:d="M224 1682c0 56 44 100 99 100s100-44 100-100v-833h83v833c0 56 45 100 100 100s99-44 99-100v-1437h83v530c0 107 139 107 139 0v-542c0-117-92-232-230-232l-470-1c-126 0-227 103-227 230v545c0 105 140 105 140 0v-530h84z">
            <text:p/>
          </draw:path>
        </draw:g>
        <draw:custom-shape draw:style-name="gr4" draw:layer="layout" svg:width="0.457cm" svg:height="0.457cm" svg:x="4.264cm" svg:y="7.828cm">
          <text:p/>
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g>
          <draw:path draw:style-name="gr10" draw:layer="layout" svg:width="0.355cm" svg:height="0.354cm" svg:x="3.28cm" svg:y="10.022cm" svg:viewBox="0 0 356 355" svg:d="M178 355c98 0 178-79 178-178 0-97-80-177-178-177s-178 80-178 177c0 99 80 178 178 178z">
            <text:p/>
          </draw:path>
          <draw:path draw:style-name="gr10" draw:layer="layout" svg:width="0.926cm" svg:height="1.781cm" svg:x="2.994cm" svg:y="10.413cm" svg:viewBox="0 0 927 1782" svg:d="M224 1682c0 56 44 100 99 100s100-44 100-100v-833h83v833c0 56 45 100 100 100s99-44 99-100v-1437h83v530c0 107 139 107 139 0v-542c0-117-92-232-230-232l-470-1c-126 0-227 103-227 230v545c0 105 140 105 140 0v-530h84z">
            <text:p/>
          </draw:path>
        </draw:g>
        <draw:g>
          <draw:path draw:style-name="gr10" draw:layer="layout" svg:width="1.106cm" svg:height="1.779cm" svg:x="5.027cm" svg:y="10.415cm" svg:viewBox="0 0 1107 1780" svg:d="M719 0c124 0 213 102 232 158l152 500c30 107-107 152-139 47l-137-459h-79l229 816h-219v637c0 108-163 108-163 0v-641h-83v640c0 109-164 109-164 0v-636h-219l227-816h-75l-138 461c-32 100-170 59-138-49l152-500c16-57 88-158 213-158z">
            <text:p/>
          </draw:path>
          <draw:path draw:style-name="gr10" draw:layer="layout" svg:width="0.354cm" svg:height="0.355cm" svg:x="5.403cm" svg:y="10.023cm" svg:viewBox="0 0 355 356" svg:d="M178 356c97 0 177-80 177-178s-80-178-177-178c-99 0-178 80-178 178s79 178 178 178z">
            <text:p/>
          </draw:path>
        </draw:g>
        <draw:g>
          <draw:path draw:style-name="gr7" draw:layer="layout" svg:width="1.106cm" svg:height="1.779cm" svg:x="5.174cm" svg:y="7.586cm" svg:viewBox="0 0 1107 1780" svg:d="M719 0c124 0 213 102 232 158l152 500c30 107-107 152-139 47l-137-459h-79l229 816h-219v637c0 108-163 108-163 0v-641h-83v640c0 109-164 109-164 0v-636h-219l227-816h-75l-138 461c-32 100-170 59-138-49l152-500c16-57 88-158 213-158z">
            <text:p/>
          </draw:path>
          <draw:path draw:style-name="gr7" draw:layer="layout" svg:width="0.354cm" svg:height="0.355cm" svg:x="5.55cm" svg:y="7.194cm" svg:viewBox="0 0 355 356" svg:d="M178 356c97 0 177-80 177-178s-80-178-177-178c-99 0-178 80-178 178s79 178 178 178z">
            <text:p/>
          </draw:path>
        </draw:g>
        <draw:g>
          <draw:path draw:style-name="gr10" draw:layer="layout" svg:width="0.355cm" svg:height="0.354cm" svg:x="3.079cm" svg:y="7.193cm" svg:viewBox="0 0 356 355" svg:d="M178 355c98 0 178-79 178-178 0-97-80-177-178-177s-178 80-178 177c0 99 80 178 178 178z">
            <text:p/>
          </draw:path>
          <draw:path draw:style-name="gr10" draw:layer="layout" svg:width="0.926cm" svg:height="1.781cm" svg:x="2.793cm" svg:y="7.584cm" svg:viewBox="0 0 927 1782" svg:d="M224 1682c0 56 44 100 99 100s100-44 100-100v-833h83v833c0 56 45 100 100 100s99-44 99-100v-1437h83v530c0 107 139 107 139 0v-542c0-117-92-232-230-232l-470-1c-126 0-227 103-227 230v545c0 105 140 105 140 0v-530h84z">
            <text:p/>
          </draw:path>
        </draw:g>
        <draw:frame draw:style-name="gr2" draw:text-style-name="P2" draw:layer="layout" svg:width="2.348cm" svg:height="1.204cm" svg:x="16.821cm" svg:y="12.419cm">
          <draw:text-box>
            <text:p text:style-name="P1"><text:span text:style-name="T1">بِنت خالة</text:span></text:p>
          </draw:text-box>
        </draw:frame>
        <draw:frame draw:style-name="gr2" draw:text-style-name="P3" draw:layer="layout" svg:width="2.187cm" svg:height="1.204cm" svg:x="14.659cm" svg:y="12.4cm">
          <draw:text-box>
            <text:p text:style-name="P1"><text:span text:style-name="T1">اِبن خالة</text:span></text:p>
          </draw:text-box>
        </draw:frame>
        <draw:frame draw:style-name="gr2" draw:text-style-name="P2" draw:layer="layout" svg:width="2.242cm" svg:height="1.204cm" svg:x="4.422cm" svg:y="12.42cm">
          <draw:text-box>
            <text:p text:style-name="P1"><text:span text:style-name="T1">بِنت عمّة</text:span></text:p>
          </draw:text-box>
        </draw:frame>
        <draw:frame draw:style-name="gr2" draw:text-style-name="P3" draw:layer="layout" svg:width="2.081cm" svg:height="1.204cm" svg:x="2.36cm" svg:y="12.401cm">
          <draw:text-box>
            <text:p text:style-name="P1"><text:span text:style-name="T1">اِبن عمّة</text:span></text:p>
          </draw:text-box>
        </draw:frame>
        <draw:frame draw:style-name="gr2" draw:text-style-name="P2" draw:layer="layout" svg:width="2.039cm" svg:height="1.204cm" svg:x="4.522cm" svg:y="22.121cm">
          <draw:text-box>
            <text:p text:style-name="P1"><text:span text:style-name="T1">بِنت عمّ</text:span></text:p>
          </draw:text-box>
        </draw:frame>
        <draw:frame draw:style-name="gr2" draw:text-style-name="P3" draw:layer="layout" svg:width="1.878cm" svg:height="1.204cm" svg:x="2.56cm" svg:y="22.102cm">
          <draw:text-box>
            <text:p text:style-name="P1"><text:span text:style-name="T1">اِبن عمّ</text:span></text:p>
          </draw:text-box>
        </draw:frame>
        <draw:frame draw:style-name="gr2" draw:text-style-name="P2" draw:layer="layout" svg:width="2.301cm" svg:height="1.204cm" svg:x="16.822cm" svg:y="22.122cm">
          <draw:text-box>
            <text:p text:style-name="P1"><text:span text:style-name="T1">بِنت خال</text:span></text:p>
          </draw:text-box>
        </draw:frame>
        <draw:frame draw:style-name="gr2" draw:text-style-name="P3" draw:layer="layout" svg:width="2.14cm" svg:height="1.204cm" svg:x="14.76cm" svg:y="22.103cm">
          <draw:text-box>
            <text:p text:style-name="P1"><text:span text:style-name="T1">اِبن خال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Arabic Naskh" svg:font-family="'Droid Arabic Naskh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  <draw:hatch draw:name="Hatching_20_1" draw:display-name="Hatching 1" draw:style="triple" draw:color="#1c1c1c" draw:distance="0.051cm" draw:rotation="0"/>
    <draw:hatch draw:name="Hatching_20_2" draw:display-name="Hatching 2" draw:style="single" draw:color="#000000" draw:distance="0.025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g </meta:initial-creator>
    <meta:creation-date>2015-10-26T21:40:53.404410146</meta:creation-date>
    <dc:date>2015-10-26T23:54:45.118325090</dc:date>
    <dc:creator>vag </dc:creator>
    <meta:editing-duration>PT1H29M41S</meta:editing-duration>
    <meta:editing-cycles>19</meta:editing-cycles>
    <meta:generator>LibreOffice/4.2.8.2$Linux_X86_64 LibreOffice_project/420m0$Build-2</meta:generator>
    <meta:printed-by>vag </meta:printed-by>
    <meta:print-date>2015-10-26T22:24:07.374849091</meta:print-date>
    <meta:document-statistic meta:object-count="96"/>
  </office:meta>
</office:document-meta>
</file>